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DejaVu Sans Mono" svg:font-family="'DejaVu Sans Mono'" style:font-family-generic="swiss" style:font-pitch="fixed"/>
    <style:font-face style:name="WenQuanYi Zen Hei Mono" svg:font-family="'WenQuanYi Zen Hei Mono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26pt" fo:font-weight="bold" style:font-size-asian="26pt" style:font-weight-asian="bold" style:font-size-complex="2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GK.KKGHK.EPNOO</text:p>
      <text:p text:style-name="P1">LMW.UFQVZ.VYCJD</text:p>
      <text:p text:style-name="P1">JIK.PIRGQDZTOUH</text:p>
      <text:p text:style-name="P1">NAMZGA..SSFWOCO</text:p>
      <text:p text:style-name="P1">CMVW..ASUPW.XBS</text:p>
      <text:p text:style-name="P1">SNSOCNMS....KQA</text:p>
      <text:p text:style-name="P1">UYSZEWZVEQIOA..</text:p>
      <text:p text:style-name="P1">...UOAZ.QQGO...</text:p>
      <text:p text:style-name="P1">..SEAMTFEFSLKWC</text:p>
      <text:p text:style-name="P1">OYI....LYJNBLYU</text:p>
      <text:p text:style-name="P1">YDZ.AFJSB..VFJN</text:p>
      <text:p text:style-name="P1">IUHACQO..VYUAAU</text:p>
      <text:p text:style-name="P1">ZLUAKIWHQWS.VEM</text:p>
      <text:p text:style-name="P1">AFLAM.GKWJW.LKJ</text:p>
      <text:p text:style-name="P1">OLUVF.FYZIC.WHH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DejaVu Sans Mono" svg:font-family="'DejaVu Sans Mono'" style:font-family-generic="swiss" style:font-pitch="fixed"/>
    <style:font-face style:name="WenQuanYi Zen Hei Mono" svg:font-family="'WenQuanYi Zen Hei Mono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bertm </meta:initial-creator>
    <meta:creation-date>2010-03-02T06:16:43</meta:creation-date>
    <dc:date>2010-03-02T06:20:27</dc:date>
    <dc:creator>robertm </dc:creator>
    <meta:editing-duration>PT00H03M44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1" meta:paragraph-count="15" meta:word-count="15" meta:character-count="226"/>
  </office:meta>
</office:document-meta>
</file>